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margin-left="0.3752in" fo:margin-right="0in" fo:text-indent="0in" style:auto-text-indent="false"/>
      <style:text-properties style:font-name="Courier New"/>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 have now installed GraphicsMagick. To test the installation select "Command Prompt" from the Windows Start menu. Within the window that appears type:</text:p>
      <text:p text:style-name="P2">gm convert logo: logo.miff<text:line-break/>gmdisplay logo.miff</text:p>
      <text:p text:style-name="P1">and the GraphicsMagick logo should be displayed in a window.</text:p>
      <text:p text:style-name="P1">If you selected to create a desktop icon, an icon labeled "GraphicsMagick Display" will appear on your desktop. Double clicking brings up GraphicsMagick's image display program. Please be patient with us. The image display program is still very much under development.</text:p>
      <text:p text:style-name="P1">For your convenience, the full content of the GraphicsMagick web site has been installed on your computer. This is available from the Windows start menu via "GraphicsMagick 1.3" -&gt; "GraphicsMagick Web Pages".</text:p>
      <text:p text:style-name="P1">C and C++ developers who would like to use GraphicsMagick libraries for software development should build GraphicsMagick from the source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701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1in"/>
      <style:text-properties fo:font-size="10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HG Mincho Light J" style:font-size-asian="12pt" style:font-weight-asian="bold" style:font-name-complex="Arial Unicode MS" style:font-size-complex="12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x86 OpenOffice.org_project/300m9$Build-9358</meta:generator>
    <meta:initial-creator>Bob Friesenhahn</meta:initial-creator>
    <meta:creation-date>2003-11-30T23:24:34</meta:creation-date>
    <dc:creator>Bob Friesenhahn</dc:creator>
    <dc:date>2009-11-17T09:19:13</dc:date>
    <dc:language>en-US</dc:language>
    <meta:editing-cycles>6</meta:editing-cycles>
    <meta:editing-duration>PT24M45S</meta:editing-duration>
    <meta:document-statistic meta:table-count="0" meta:image-count="0" meta:object-count="0" meta:page-count="1" meta:paragraph-count="6" meta:word-count="133" meta:character-count="880"/>
    <meta:user-defined meta:name="Info 1"/>
    <meta:user-defined meta:name="Info 2"/>
    <meta:user-defined meta:name="Info 3"/>
    <meta:user-defined meta:name="Info 4"/>
  </office:meta>
</office:document-meta>
</file>